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17744*"/>
    </style:style>
    <style:style style:name="Table1.B" style:family="table-column">
      <style:table-column-properties style:column-width="5.05in" style:rel-column-width="47791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officeooo:paragraph-rsid="000942a2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42a2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ad5" officeooo:paragraph-rsid="000a7ad5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officeooo:paragraph-rsid="000942a2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42a2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text-properties officeooo:paragraph-rsid="000e84dc"/>
    </style:style>
    <style:style style:name="P9" style:family="paragraph" style:parent-style-name="Standard">
      <style:text-properties fo:font-size="12pt" officeooo:rsid="00119732" officeooo:paragraph-rsid="00119732" style:font-size-asian="12pt" style:font-size-complex="12pt"/>
    </style:style>
    <style:style style:name="P10" style:family="paragraph" style:parent-style-name="Standard">
      <style:text-properties fo:font-size="12pt" officeooo:paragraph-rsid="000e84dc" style:font-size-asian="12pt" style:font-size-complex="12pt"/>
    </style:style>
    <style:style style:name="P1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e84dc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9c7d" officeooo:paragraph-rsid="00109c7d" style:font-size-asian="12pt" style:font-style-asian="normal" style:font-weight-asian="normal" style:font-size-complex="12pt" style:text-emphasize="none"/>
    </style:style>
    <style:style style:name="P13" style:family="paragraph" style:parent-style-name="Text_20_body">
      <style:text-properties fo:font-size="12pt" officeooo:paragraph-rsid="00119732" style:font-size-asian="12pt" style:font-size-complex="12pt"/>
    </style:style>
    <style:style style:name="P14" style:family="paragraph" style:parent-style-name="Text_20_body">
      <style:paragraph-properties fo:margin-top="0in" fo:margin-bottom="0.0575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e84dc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4f607" officeooo:paragraph-rsid="0014f607" style:font-size-asian="12pt" style:font-style-asian="normal" style:font-weight-asian="normal" style:font-size-complex="12pt" style:text-emphasize="none"/>
    </style:style>
    <style:style style:name="T1" style:family="text">
      <style:text-properties officeooo:rsid="000942a2"/>
    </style:style>
    <style:style style:name="T2" style:family="text">
      <style:text-properties officeooo:rsid="000bb7c9"/>
    </style:style>
    <style:style style:name="T3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1166ff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0f4a66" style:font-style-asian="normal" style:font-weight-asian="normal" style:text-emphasize="none"/>
    </style:style>
    <style:style style:name="T6" style:family="text">
      <style:text-properties officeooo:rsid="000e218e" style:font-name-asian="NSimSun1" style:font-name-complex="Liberation Mono"/>
    </style:style>
    <style:style style:name="T7" style:family="text">
      <style:text-properties officeooo:rsid="000bb7c9" style:font-name-asian="NSimSun1" style:font-name-complex="Liberation Mono"/>
    </style:style>
    <style:style style:name="T8" style:family="text">
      <style:text-properties officeooo:rsid="0014f247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247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ad5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rimarywords724_RU.ods</text:p>
          </table:table-cell>
          <table:table-cell table:style-name="Table1.B1" office:value-type="string">
            <text:p text:style-name="P6"><text:span text:style-name="T1"><text:s/>D</text:span>ictionary <text:span text:style-name="T1">created </text:span>from the SUN7_24 Font.sfd </text:p>
          </table:table-cell>
        </table:table-row>
        <table:table-row>
          <table:table-cell table:style-name="Table1.A2" office:value-type="string">
            <text:p text:style-name="P3">sun.eng.to.rus.feb20.ods</text:p>
          </table:table-cell>
          <table:table-cell table:style-name="Table1.B2" office:value-type="string">
            <text:p text:style-name="P7"><text:span text:style-name="T9"><text:s/></text:span><text:span text:style-name="T11">Fixed unicodes in r</text:span><text:span text:style-name="T10">ussian dictionary</text:span></text:p>
          </table:table-cell>
        </table:table-row>
        <table:table-row>
          <table:table-cell table:style-name="Table1.A2" office:value-type="string">
            <text:p text:style-name="P4"><text:span text:style-name="T9">SUNBF724_</text:span><text:span text:style-name="T11">R</text:span><text:span text:style-name="T10">U</text:span><text:span text:style-name="T9">.sfd</text:span></text:p>
          </table:table-cell>
          <table:table-cell table:style-name="Table1.B2" office:value-type="string">
            <text:p text:style-name="P6"><text:s/><text:span text:style-name="T1">Sun backfont created from SUN7_24 Font.sfd </text:span></text:p>
          </table:table-cell>
        </table:table-row>
        <table:table-row>
          <table:table-cell table:style-name="Table1.A2" office:value-type="string">
            <text:p text:style-name="P2">SUNBF72<text:span text:style-name="T8">4_RU</text:span>.ttf</text:p>
          </table:table-cell>
          <table:table-cell table:style-name="Table1.B2" office:value-type="string">
            <text:p text:style-name="P5"><text:s/><text:span text:style-name="T1">Font file from the backfont</text:span></text:p>
          </table:table-cell>
        </table:table-row>
        <table:table-row>
          <table:table-cell table:style-name="Table1.A2" office:value-type="string">
            <text:p text:style-name="P4"><text:span text:style-name="T11">compact724_</text:span><text:span text:style-name="T10">RU</text:span><text:span text:style-name="T9">.</text:span><text:span text:style-name="T11">pdf</text:span></text:p>
          </table:table-cell>
          <table:table-cell table:style-name="Table1.B2" office:value-type="string">
            <text:p text:style-name="P5"><text:s/><text:span text:style-name="T1">Primarywords724 in a compact form for printing less paper</text:span></text:p>
          </table:table-cell>
        </table:table-row>
        <table:table-row>
          <table:table-cell table:style-name="Table1.A2" office:value-type="string">
            <text:p text:style-name="P4"><text:span text:style-name="T9">back72</text:span><text:span text:style-name="T11">4_</text:span><text:span text:style-name="T10">RU</text:span><text:span text:style-name="T9">.odt</text:span></text:p>
          </table:table-cell>
          <table:table-cell table:style-name="Table1.B2" office:value-type="string">
            <text:p text:style-name="P5"><text:s/><text:span text:style-name="T1">All the words printed from the backfont</text:span></text:p>
          </table:table-cell>
        </table:table-row>
      </table:table>
      <text:p text:style-name="P1"/>
      <text:p text:style-name="Preformatted_20_Text"/>
      <text:p text:style-name="P14"><text:span text:style-name="T6">F</text:span><text:span text:style-name="T7">ixes for</text:span><text:span text:style-name="T2"> original file </text:span></text:p>
      <text:p text:style-name="P13">Enaim – wrong unicode</text:p>
      <text:p text:style-name="P13"><text:span text:style-name="T3">Aram – </text:span><text:span text:style-name="T4">wrong unicode</text:span></text:p>
      <text:p text:style-name="P9">Attalia eb31 incomplete unicode</text:p>
      <text:p text:style-name="P10"><text:span text:style-name="T3">ebb9 <text:s/>Ampliatus <text:s/></text:span><text:span text:style-name="T5">trailing comma in word</text:span></text:p>
      <text:p text:style-name="P11"/>
      <text:p text:style-name="P12">Duplicate entries</text:p>
      <text:p text:style-name="P11">ebdd Ashhur Ashhur</text:p>
      <text:p text:style-name="P11">ec59 Cosam Cosam</text:p>
      <text:p text:style-name="P11"/>
      <text:p text:style-name="P16">Missing Russian words were replaced with English words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4T10:38:40.043000000</dc:date>
    <meta:editing-duration>PT51M36S</meta:editing-duration>
    <meta:editing-cycles>12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21" meta:word-count="80" meta:character-count="601" meta:non-whitespace-character-count="529"/>
  </office:meta>
</office:document-meta>
</file>